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a6152" officeooo:paragraph-rsid="000a6152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void main()</text:p>
      <text:p text:style-name="Standard"><text:s/>{</text:p>
      <text:p text:style-name="Standard"><text:s text:c="2"/>int a[10],n,i,j,min,temp;</text:p>
      <text:p text:style-name="Standard"><text:s text:c="2"/>printf("Enter the element of array");</text:p>
      <text:p text:style-name="Standard"><text:s text:c="2"/>scanf("%d",&amp;n);</text:p>
      <text:p text:style-name="Standard"><text:s text:c="2"/>printf("Enter the numbers\n");</text:p>
      <text:p text:style-name="Standard"><text:s text:c="2"/>for(i=0;i&lt;5;i++)</text:p>
      <text:p text:style-name="Standard"><text:s text:c="3"/>{</text:p>
      <text:p text:style-name="Standard"><text:s text:c="3"/>scanf("%d",&amp;a[i]);</text:p>
      <text:p text:style-name="Standard"><text:s text:c="3"/>}</text:p>
      <text:p text:style-name="Standard"><text:s text:c="4"/>for(i=0;i&lt;n-1;i++)</text:p>
      <text:p text:style-name="Standard"><text:s text:c="4"/>{</text:p>
      <text:p text:style-name="Standard"><text:s text:c="4"/>min=i;</text:p>
      <text:p text:style-name="Standard"><text:s text:c="4"/>for(j=i+1;j&lt;n;j++)</text:p>
      <text:p text:style-name="Standard"><text:s text:c="4"/>{</text:p>
      <text:p text:style-name="Standard"><text:s text:c="4"/>if(a[j]&lt;a[min])</text:p>
      <text:p text:style-name="Standard"><text:s text:c="4"/>{</text:p>
      <text:p text:style-name="Standard"><text:s text:c="4"/>min=j;</text:p>
      <text:p text:style-name="Standard"><text:s text:c="4"/>}</text:p>
      <text:p text:style-name="Standard"><text:s text:c="3"/>}</text:p>
      <text:p text:style-name="Standard"><text:s text:c="3"/>if(i!=min)</text:p>
      <text:p text:style-name="Standard"><text:s text:c="3"/>{</text:p>
      <text:p text:style-name="Standard"><text:s text:c="4"/>temp=a[i];</text:p>
      <text:p text:style-name="Standard"><text:s text:c="4"/>a[i]=a[min];</text:p>
      <text:p text:style-name="Standard"><text:s text:c="4"/>a[min]=temp;</text:p>
      <text:p text:style-name="Standard"><text:s text:c="4"/>}</text:p>
      <text:p text:style-name="Standard"><text:s text:c="4"/>}</text:p>
      <text:p text:style-name="Standard"><text:s text:c="3"/>printf("Elements are \n");</text:p>
      <text:p text:style-name="Standard"><text:s text:c="3"/>for(i=0;i&lt;n;i++)</text:p>
      <text:p text:style-name="Standard"><text:s text:c="2"/>{</text:p>
      <text:p text:style-name="Standard"><text:s text:c="3"/>printf("%d\n",a[i]);</text:p>
      <text:p text:style-name="Standard"><text:s text:c="3"/>}</text:p>
      <text:p text:style-name="Standard"><text:s/>}</text:p>
      <text:p text:style-name="Standard"><text:s text:c="8"/></text:p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a6152" officeooo:paragraph-rsid="000a6152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ELECTION S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4:33:34.008545892</meta:creation-date>
    <dc:date>2024-08-12T04:34:25.585711299</dc:date>
    <meta:editing-duration>PT52S</meta:editing-duration>
    <meta:editing-cycles>1</meta:editing-cycles>
    <meta:document-statistic meta:table-count="0" meta:image-count="0" meta:object-count="0" meta:page-count="1" meta:paragraph-count="37" meta:word-count="47" meta:character-count="477" meta:non-whitespace-character-count="355"/>
    <meta:generator>LibreOffice/7.3.7.2$Linux_X86_64 LibreOffice_project/30$Build-2</meta:generator>
  </office:meta>
</office:document-meta>
</file>